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ff879a"/>
    </style:style>
    <style:style style:name="P3" style:family="paragraph" style:parent-style-name="Heading_20_2">
      <style:text-properties style:use-window-font-color="true" loext:opacity="0%" officeooo:paragraph-rsid="0707e6fe"/>
    </style:style>
    <style:style style:name="P4" style:family="paragraph" style:parent-style-name="Text_20_body">
      <style:text-properties style:use-window-font-color="true" loext:opacity="0%" style:font-name="Monospace" officeooo:rsid="06be5afb" officeooo:paragraph-rsid="0707e6fe" style:font-size-asian="10.5pt" style:font-name-complex="David CLM1" style:font-weight-complex="normal"/>
    </style:style>
    <style:style style:name="P5" style:family="paragraph" style:parent-style-name="Heading_20_2">
      <style:text-properties style:use-window-font-color="true" loext:opacity="0%" officeooo:rsid="06c90542" officeooo:paragraph-rsid="07060f20"/>
    </style:style>
    <style:style style:name="P6" style:family="paragraph" style:parent-style-name="Text_20_body">
      <style:text-properties style:use-window-font-color="true" loext:opacity="0%" style:font-name="Monospace" officeooo:rsid="06c90542" officeooo:paragraph-rsid="071b9382" style:font-size-asian="10.5pt" style:font-name-complex="David CLM1" style:font-weight-complex="normal"/>
    </style:style>
    <style:style style:name="P7" style:family="paragraph" style:parent-style-name="Heading_20_2">
      <style:text-properties style:use-window-font-color="true" loext:opacity="0%" officeooo:paragraph-rsid="07014211"/>
    </style:style>
    <style:style style:name="P8" style:family="paragraph" style:parent-style-name="Text_20_body">
      <style:text-properties style:use-window-font-color="true" loext:opacity="0%" officeooo:rsid="07014211" officeooo:paragraph-rsid="071b9382"/>
    </style:style>
    <style:style style:name="P9" style:family="paragraph" style:parent-style-name="Heading_20_2">
      <style:text-properties style:use-window-font-color="true" loext:opacity="0%" officeooo:paragraph-rsid="07075c25"/>
    </style:style>
    <style:style style:name="P10" style:family="paragraph" style:parent-style-name="Text_20_body">
      <style:text-properties style:use-window-font-color="true" loext:opacity="0%" style:font-name="Monospace" fo:language="en" fo:country="US" officeooo:rsid="070c2f4f" officeooo:paragraph-rsid="071b9382" style:font-size-asian="10.5pt" style:font-name-complex="David CLM1" style:font-weight-complex="normal"/>
    </style:style>
    <style:style style:name="P11" style:family="paragraph" style:parent-style-name="Heading_20_2">
      <style:text-properties style:use-window-font-color="true" loext:opacity="0%" officeooo:paragraph-rsid="0713a5f7"/>
    </style:style>
    <style:style style:name="P12" style:family="paragraph" style:parent-style-name="Text_20_body">
      <style:text-properties style:use-window-font-color="true" loext:opacity="0%" officeooo:rsid="0713a5f7" officeooo:paragraph-rsid="071b9382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f3078d"/>
    </style:style>
    <style:style style:name="T4" style:family="text">
      <style:text-properties style:font-name="Liberation Sans1" fo:font-size="21pt" fo:font-weight="bold" officeooo:rsid="06efcd3e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style:font-name="Liberation Sans1" fo:font-size="21pt" fo:font-weight="bold" officeooo:rsid="071b9382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6" style:family="text">
      <style:text-properties style:font-name="Monospace" officeooo:rsid="06fa9d70" style:font-size-asian="10.5pt" style:font-name-complex="David CLM1" style:font-weight-complex="normal"/>
    </style:style>
    <style:style style:name="T7" style:family="text">
      <style:text-properties style:font-name="Monospace" officeooo:rsid="0658fae3" style:font-size-asian="10.5pt" style:font-name-complex="David CLM1" style:font-weight-complex="normal"/>
    </style:style>
    <style:style style:name="T8" style:family="text">
      <style:text-properties style:font-name="Monospace" officeooo:rsid="07033df7" style:font-size-asian="10.5pt" style:font-name-complex="David CLM1" style:font-weight-complex="normal"/>
    </style:style>
    <style:style style:name="T9" style:family="text">
      <style:text-properties style:font-name="Monospace" fo:font-size="12pt" fo:language="en" fo:country="US" fo:font-style="normal" fo:font-weight="normal" officeooo:rsid="0707e6f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officeooo:rsid="065efeae"/>
    </style:style>
    <style:style style:name="T11" style:family="text">
      <style:text-properties style:font-name="Monospace" fo:language="en" fo:country="US" style:font-size-asian="10.5pt" style:font-name-complex="David CLM1" style:font-weight-complex="normal"/>
    </style:style>
    <style:style style:name="T12" style:family="text">
      <style:text-properties style:font-name="Monospace" fo:language="en" fo:country="US" officeooo:rsid="065efeae" style:font-size-asian="10.5pt" style:font-name-complex="David CLM1" style:font-weight-complex="normal"/>
    </style:style>
    <style:style style:name="T13" style:family="text">
      <style:text-properties style:font-name="Monospace" fo:font-size="12pt" fo:font-style="normal" fo:font-weight="normal" officeooo:rsid="0707e6f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officeooo:rsid="06d2355e"/>
    </style:style>
    <style:style style:name="T15" style:family="text">
      <style:text-properties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style:font-name="Monospace" fo:font-size="12pt" fo:font-style="normal" fo:font-weight="normal" officeooo:rsid="070b514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officeooo:rsid="06def1a1"/>
    </style:style>
    <style:style style:name="T18" style:family="text">
      <style:text-properties fo:language="en" fo:country="US" officeooo:rsid="0713a5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<text:span text:style-name="T2"> –</text:span><text:span text:style-name="T3"> חלוק</text:span><text:span text:style-name="T4">ה </text:span><text:span text:style-name="T5">בהגרלה</text:span></text:h>
      <text:p text:style-name="P2"><text:span text:style-name="T6">יש לענות על שאלה אחת לבחירתכם. <text:s/></text:span><text:span text:style-name="T7">שאלות המסומנות בכוכבית (*) מזכות בניקוד כפול. </text:span><text:span text:style-name="T8">סעיפים המסומנים בכוכבית (*) הם רשות ומזכים בניקוד כפול.</text:span></text:p>
      <text:p text:style-name="P3">שאלה <text:span text:style-name="T9">1</text:span><text:span text:style-name="T10">:</text:span></text:p>
      <text:p text:style-name="P4">… </text:p>
      <text:p text:style-name="P5"><text:span text:style-name="T11">שאלה </text:span><text:span text:style-name="T9">2</text:span><text:span text:style-name="T12">: </text:span></text:p>
      <text:p text:style-name="P6">…</text:p>
      <text:p text:style-name="P7">שאלה <text:span text:style-name="T13">3</text:span><text:span text:style-name="T10">: </text:span></text:p>
      <text:p text:style-name="P8">… </text:p>
      <text:p text:style-name="P9"><text:span text:style-name="T14">שאלה</text:span><text:span text:style-name="T15"> </text:span><text:span text:style-name="T16">4</text:span><text:span text:style-name="T10">: </text:span></text:p>
      <text:p text:style-name="P10">…</text:p>
      <text:p text:style-name="P11"><text:span text:style-name="T17">שאלה </text:span><text:span text:style-name="T18">5</text:span><text:span text:style-name="T10">: </text:span></text:p>
      <text:p text:style-name="P12">…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2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1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1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1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1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1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04T11:40:03.681950400</dc:date>
    <meta:editing-duration>P12DT2H45M52S</meta:editing-duration>
    <meta:editing-cycles>1623</meta:editing-cycles>
    <meta:document-statistic meta:table-count="0" meta:image-count="0" meta:object-count="0" meta:page-count="1" meta:paragraph-count="14" meta:word-count="47" meta:character-count="220" meta:non-whitespace-character-count="179"/>
  </office:meta>
</office:document-meta>
</file>